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office:value-type="string" calcext:value-type="string">
            <text:p>classmethod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string" calcext:value-type="string">
            <text:p>staticmethod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string" calcext:value-type="string">
            <text:p>describe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formula="of:=SUM([.B1:.B8])" office:value-type="float" office:value="5381" calcext:value-type="float">
            <text:p>5381</text:p>
          </table:table-cell>
          <table:table-cell table:style-name="ce1" table:formula="of:=[.B10]/5" office:value-type="float" office:value="1076.2" calcext:value-type="float">
            <text:p>1076,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ection</text:p>
          </table:table-cell>
          <table:table-cell table:style-name="ce1" office:value-type="float" office:value="3385" calcext:value-type="float">
            <text:p>338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table:formula="of:=([.B18]+[.B19])/2" office:value-type="float" office:value="619.5" calcext:value-type="float">
            <text:p>619,5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lass </text:p>
          </table:table-cell>
          <table:table-cell table:style-name="ce1"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string" calcext:value-type="string">
            <text:p>exception</text:p>
          </table:table-cell>
          <table:table-cell office:value-type="float" office:value="674" calcext:value-type="float">
            <text:p>674</text:p>
          </table:table-cell>
          <table:table-cell/>
        </table:table-row>
        <table:table-row table:style-name="ro1">
          <table:table-cell/>
          <table:table-cell table:formula="of:=([.B25]+[.B26])/2" office:value-type="float" office:value="1233.5" calcext:value-type="float">
            <text:p>1233,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.00.0000</text:date>, <text:time style:data-style-name="N2" text:time-value="21:34:55.1581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21:34:57.917698000</meta:creation-date>
    <meta:editing-duration>P0D</meta:editing-duration>
    <meta:editing-cycles>2</meta:editing-cycles>
    <meta:generator>LibreOffice/4.2.5.2$MacOSX_x86 LibreOffice_project/61cb170a04bb1f12e77c884eab9192be736ec5f5</meta:generator>
    <dc:date>2014-07-13T21:35:22.025181000</dc:date>
    <meta:document-statistic meta:table-count="1" meta:cell-count="24" meta:object-count="0"/>
  </office:meta>
</office:document-meta>
</file>